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4e5a" officeooo:paragraph-rsid="00164e5a"/>
    </style:style>
    <style:style style:name="P2" style:family="paragraph" style:parent-style-name="Standard">
      <style:text-properties officeooo:rsid="001a8db5" officeooo:paragraph-rsid="001a8db5"/>
    </style:style>
    <style:style style:name="P3" style:family="paragraph" style:parent-style-name="Standard">
      <style:text-properties officeooo:rsid="001af58f" officeooo:paragraph-rsid="001af58f"/>
    </style:style>
    <style:style style:name="P4" style:family="paragraph" style:parent-style-name="Standard">
      <style:text-properties officeooo:rsid="001ce251" officeooo:paragraph-rsid="001ce251"/>
    </style:style>
    <style:style style:name="P5" style:family="paragraph" style:parent-style-name="Standard">
      <style:text-properties officeooo:rsid="001e53d0" officeooo:paragraph-rsid="001e53d0"/>
    </style:style>
    <style:style style:name="P6" style:family="paragraph" style:parent-style-name="Standard">
      <style:text-properties officeooo:rsid="00220dd6" officeooo:paragraph-rsid="00220dd6"/>
    </style:style>
    <style:style style:name="P7" style:family="paragraph" style:parent-style-name="Standard">
      <style:text-properties officeooo:rsid="0023ceda" officeooo:paragraph-rsid="0023ceda"/>
    </style:style>
    <style:style style:name="P8" style:family="paragraph" style:parent-style-name="Standard">
      <style:text-properties officeooo:rsid="002584fe" officeooo:paragraph-rsid="002584fe"/>
    </style:style>
    <style:style style:name="P9" style:family="paragraph" style:parent-style-name="Standard">
      <style:text-properties officeooo:rsid="00262f36" officeooo:paragraph-rsid="00262f36"/>
    </style:style>
    <style:style style:name="P10" style:family="paragraph" style:parent-style-name="Table_20_Contents">
      <style:text-properties officeooo:rsid="0017e18b" officeooo:paragraph-rsid="0017e18b"/>
    </style:style>
    <style:style style:name="T1" style:family="text">
      <style:text-properties officeooo:rsid="001a8db5"/>
    </style:style>
    <style:style style:name="T2" style:family="text">
      <style:text-properties officeooo:rsid="001de244"/>
    </style:style>
    <style:style style:name="T3" style:family="text">
      <style:text-properties officeooo:rsid="001ec8d4"/>
    </style:style>
    <style:style style:name="T4" style:family="text">
      <style:text-properties officeooo:rsid="00220d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outeur rapide de module python</text:p>
      <text:p text:style-name="P1"/>
      <text:p text:style-name="P1">je veux un programme qui ,lorsque je lui présente un module python en paramètre, me renvoie <text:span text:style-name="T1">la</text:span> représentation graphique <text:span text:style-name="T1">de sa surface visible après import</text:span>:</text:p>
      <text:p text:style-name="P1"/>
      <text:p text:style-name="P1"/>
      <table:table table:name="Tableau1" table:style-name="Tableau1">
        <table:table-column table:style-name="Tableau1.A" table:number-columns-repeated="3"/>
        <table:table-row>
          <table:table-cell table:style-name="Tableau1.A1" office:value-type="string">
            <text:p text:style-name="P10">Nom du module</text:p>
          </table:table-cell>
          <table:table-cell table:style-name="Tableau1.A1" office:value-type="string">
            <text:p text:style-name="Table_20_Contents"/>
          </table:table-cell>
          <table:table-cell table:style-name="Tableau1.C1" office:value-type="string">
            <text:p text:style-name="Table_20_Contents"/>
          </table:table-cell>
        </table:table-row>
        <table:table-row>
          <table:table-cell table:style-name="Tableau1.A2" office:value-type="string">
            <text:p text:style-name="P10">Var 1 </text:p>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P10">Var 2</text:p>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P10">Methode 1 '(signanture)</text:p>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
      <text:p text:style-name="P1"/>
      <text:p text:style-name="P2">Bénéfices attendus:</text:p>
      <text:p text:style-name="P8">- epargner de la fatigue</text:p>
      <text:p text:style-name="P7">- concretement : je veux faire tel programme (utiliser django, utiliser flask pour .... pour le proces? En tt cas objectif reel concret sinon pas la peine + délai)</text:p>
      <text:p text:style-name="P7">- j'aimerais partir du haut niveau: les normes l'analyse hors langage, vers le bas niveau. Je me disais :diag de composants statiques donc, </text:p>
      <text:p text:style-name="P5">- ajouter un module de recherche de chaine dans la doc des modules (voire dans le code), et qui ajoute des liens vers des références de module. En choisissant un module cela me donnerait une représentation statique des "classes " du module permettant de les utiliser facilement. (choix à l'explo puis générateur de code). <text:span text:style-name="T3">Affichage de la sous hiérarchie aussi : certaines méthodes permettent de générer des objets, mais pas de doc de ces objets. Pareil pour les structures de données qui ont sous sotructures accessibles. </text:span></text:p>
      <text:p text:style-name="P2">- lors de la découverte de module, trouver un mode d emploi sans lire la doc parce que de mauvaise qualité: pas d'exemple <text:s/>: hierarchie des classes, pas graphe d appel <text:s/>(genre timeutil)</text:p>
      <text:p text:style-name="P2">- j esperais ajouter un générateur graphique de code pour utiliser une fonction à la bidule de libreoffice</text:p>
      <text:p text:style-name="P2">- j esperais ajouer un truc pour faire de l'analyse d architecture et de la crea d architecture, en regroupant des modules dans un truc englobant n affichant que certains pts de cnx (facade) et en mode "composants", ainsi qu'en ayant une approche haut vers le bas en pfff.</text:p>
      <text:p text:style-name="P2"/>
      <text:p text:style-name="P2"/>
      <text:p text:style-name="P3">Difficultés :</text:p>
      <text:p text:style-name="P3">- il faut définir ce qui est visible <text:s/>à l'import. Or pas de trucs privés en python. Du coup espace de nom du module encombré de plein d'utiliaires ayant des '_'. <text:span text:style-name="T4">donc il faut virer des trucs</text:span></text:p>
      <text:p text:style-name="P6">- les methodes de filtrages sont trop spécifiques et nécessitent la lecture d'une doc laborieuse.</text:p>
      <text:p text:style-name="P6"/>
      <text:p text:style-name="P3"/>
      <text:p text:style-name="P4">- <text:span text:style-name="T4">que veut on bordel ? </text:span>ce qui est visible à l'import n'est pas forcément ce qu'il faut utiliser. Importer un module ne suffit pas: parfois les modules (le truc qui peut s'appeler) ne sont pas des modules (tt des fichiers) mais des "packages" (des répertoires contenant des rep et des fichiers) ils peuvent aussi s'importer. Python essaie de masquer le fait qu'on se carre le cul d<text:span text:style-name="T2">u type d objet via duck typing et permet l'import de package ou de modules.</text:span></text:p>
      <text:p text:style-name="P6">- une partie de ces module nécessite une instanciation au delà de l'import du module (genre csv nécessite ouvrir un fichier ensuite) et nécessite une config (meme si config par défaut devrait fonctionner)</text:p>
      <text:p text:style-name="P6"/>
      <text:p text:style-name="P9">negociation:</text:p>
      <text:p text:style-name="P9">objectif simplifié : si pas de __all__ pouet. Si __all__, trouver les fonctions parmis le __all__ les afficher avec leur signature. <text:s/>=&gt; trouver le type des éléments de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39S</meta:editing-duration>
    <meta:editing-cycles>12</meta:editing-cycles>
    <meta:generator>LibreOffice/5.2.6.2$Windows_x86 LibreOffice_project/a3100ed2409ebf1c212f5048fbe377c281438fdc</meta:generator>
    <dc:date>2018-05-11T08:44:50.048000000</dc:date>
    <meta:document-statistic meta:table-count="1" meta:image-count="0" meta:object-count="0" meta:page-count="1" meta:paragraph-count="21" meta:word-count="484" meta:character-count="2807" meta:non-whitespace-character-count="2337"/>
    <meta:user-defined meta:name="Info 1"/>
    <meta:user-defined meta:name="Info 2"/>
    <meta:user-defined meta:name="Info 3"/>
    <meta:user-defined meta:name="Info 4"/>
  </office:meta>
</office:document-meta>
</file>